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unha kirjoittele omiani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Piilola</meta:initial-creator>
    <meta:creation-date>2013-09-03T13:35:30</meta:creation-date>
    <dc:date>2013-09-03T13:35:57</dc:date>
    <dc:creator>Vesa Piilola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5" meta:non-whitespace-character-count="25"/>
    <meta:generator>LibreOffice/3.5$Linux_X86_64 LibreOffice_project/350m1$Build-2</meta:generator>
  </office:meta>
</office:document-meta>
</file>